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40000016CD7B43074F6CFCDB0.png" manifest:media-type="image/png"/>
  <manifest:file-entry manifest:full-path="Pictures/100000000000030F000001A34378B3353955D0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922cm" svg:height="12.8cm" svg:x="4.278cm" svg:y="1.1cm">
          <draw:image xlink:href="Pictures/100000000000030F000001A34378B3353955D097.png" xlink:type="simple" xlink:show="embed" xlink:actuate="onLoad">
            <text:p/>
          </draw:image>
        </draw:frame>
        <draw:frame draw:style-name="gr1" draw:text-style-name="P1" draw:layer="layout" svg:width="19cm" svg:height="14.289cm" svg:x="0.4cm" svg:y="5.911cm">
          <draw:image xlink:href="Pictures/10000000000001E40000016CD7B43074F6CFCD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0:02:38.032890362</dc:date>
    <meta:editing-duration>PT3M10S</meta:editing-duration>
    <meta:editing-cycles>2</meta:editing-cycles>
    <meta:generator>LibreOffice/5.1.4.2$Linux_X86_64 LibreOffice_project/10m0$Build-2</meta:generator>
    <meta:document-statistic meta:object-count="25"/>
  </office:meta>
</office:document-meta>
</file>